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Normal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T13" style:parent-style-name="Policepardéfaut" style:family="text">
      <style:text-properties fo:font-weight="bold" style:font-weight-asian="bold" style:font-weight-complex="bold"/>
    </style:style>
    <style:style style:name="T14" style:parent-style-name="Policepardéfaut" style:family="text">
      <style:text-properties fo:font-weight="bold" style:font-weight-asian="bold" style:font-weight-complex="bold"/>
    </style:style>
    <style:style style:name="T15" style:parent-style-name="Policepardéfaut" style:family="text">
      <style:text-properties fo:font-weight="bold" style:font-weight-asian="bold" style:font-weight-complex="bold"/>
    </style:style>
    <style:style style:name="T16" style:parent-style-name="Policepardéfaut" style:family="text">
      <style:text-properties fo:font-weight="bold" style:font-weight-asian="bold" style:font-weight-complex="bold"/>
    </style:style>
    <style:style style:name="T17" style:parent-style-name="Policepardéfaut" style:family="text">
      <style:text-properties fo:font-weight="bold" style:font-weight-asian="bold" style:font-weight-complex="bold"/>
    </style:style>
    <style:style style:name="P18" style:parent-style-name="Normal" style:family="paragraph">
      <style:paragraph-properties fo:text-align="center"/>
    </style:style>
    <style:style style:name="T19" style:parent-style-name="Policepardéfaut" style:family="text">
      <style:text-properties fo:font-weight="bold" style:font-weight-asian="bold" style:font-weight-complex="bold"/>
    </style:style>
    <style:style style:name="T20" style:parent-style-name="Policepardéfaut" style:family="text">
      <style:text-properties fo:font-weight="bold" style:font-weight-asian="bold" style:font-weight-complex="bold"/>
    </style:style>
    <style:style style:name="T21" style:parent-style-name="Policepardéfaut" style:family="text">
      <style:text-properties fo:font-weight="bold" style:font-weight-asian="bold" style:font-weight-complex="bold"/>
    </style:style>
    <style:style style:name="T22" style:parent-style-name="Policepardéfaut" style:family="text">
      <style:text-properties fo:font-weight="bold" style:font-weight-asian="bold" style:font-weight-complex="bold"/>
    </style:style>
    <style:style style:name="T23" style:parent-style-name="Policepardéfaut" style:family="text">
      <style:text-properties fo:font-weight="bold" style:font-weight-asian="bold" style:font-weight-complex="bold"/>
    </style:style>
    <style:style style:name="T24" style:parent-style-name="Policepardéfaut" style:family="text">
      <style:text-properties fo:font-weight="bold" style:font-weight-asian="bold" style:font-weight-complex="bold"/>
    </style:style>
    <style:style style:name="T25" style:parent-style-name="Policepardéfaut" style:family="text">
      <style:text-properties fo:font-weight="bold" style:font-weight-asian="bold" style:font-weight-complex="bold"/>
    </style:style>
    <style:style style:name="T26" style:parent-style-name="Policepardéfaut" style:family="text">
      <style:text-properties fo:font-weight="bold" style:font-weight-asian="bold" style:font-weight-complex="bold"/>
    </style:style>
    <style:style style:name="P27" style:parent-style-name="Normal" style:family="paragraph">
      <style:paragraph-properties fo:text-align="center"/>
    </style:style>
    <style:style style:name="T28" style:parent-style-name="Policepardéfaut" style:family="text">
      <style:text-properties fo:font-weight="bold" style:font-weight-asian="bold" style:font-weight-complex="bold"/>
    </style:style>
    <style:style style:name="T29" style:parent-style-name="Policepardéfaut" style:family="text">
      <style:text-properties fo:font-weight="bold" style:font-weight-asian="bold" style:font-weight-complex="bold"/>
    </style:style>
    <style:style style:name="T30" style:parent-style-name="Policepardéfaut" style:family="text">
      <style:text-properties fo:font-weight="bold" style:font-weight-asian="bold" style:font-weight-complex="bold"/>
    </style:style>
    <style:style style:name="T31" style:parent-style-name="Policepardéfaut" style:family="text">
      <style:text-properties fo:font-weight="bold" style:font-weight-asian="bold" style:font-weight-complex="bold"/>
    </style:style>
    <style:style style:name="T32" style:parent-style-name="Policepardéfaut" style:family="text">
      <style:text-properties fo:font-weight="bold" style:font-weight-asian="bold" style:font-weight-complex="bold"/>
    </style:style>
    <style:style style:name="T33" style:parent-style-name="Policepardéfaut" style:family="text">
      <style:text-properties fo:font-weight="bold" style:font-weight-asian="bold" style:font-weight-complex="bold"/>
    </style:style>
    <style:style style:name="P34" style:parent-style-name="Normal" style:family="paragraph">
      <style:paragraph-properties fo:text-align="center"/>
    </style:style>
    <style:style style:name="T35" style:parent-style-name="Policepardéfaut" style:family="text">
      <style:text-properties fo:font-weight="bold" style:font-weight-asian="bold" style:font-weight-complex="bold"/>
    </style:style>
    <style:style style:name="T36" style:parent-style-name="Policepardéfaut" style:family="text">
      <style:text-properties fo:font-weight="bold" style:font-weight-asian="bold" style:font-weight-complex="bold"/>
    </style:style>
    <style:style style:name="T37" style:parent-style-name="Policepardéfaut" style:family="text">
      <style:text-properties fo:font-weight="bold" style:font-weight-asian="bold" style:font-weight-complex="bold"/>
    </style:style>
    <style:style style:name="T38" style:parent-style-name="Policepardéfaut" style:family="text">
      <style:text-properties fo:font-weight="bold" style:font-weight-asian="bold" style:font-weight-complex="bold"/>
    </style:style>
    <style:style style:name="P39" style:parent-style-name="Normal" style:family="paragraph">
      <style:paragraph-properties fo:text-align="center"/>
    </style:style>
    <style:style style:name="T40" style:parent-style-name="Policepardéfaut" style:family="text">
      <style:text-properties fo:font-weight="bold" style:font-weight-asian="bold" style:font-weight-complex="bold"/>
    </style:style>
    <style:style style:name="T41" style:parent-style-name="Policepardéfaut" style:family="text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T43" style:parent-style-name="Policepardéfaut" style:family="text">
      <style:text-properties fo:font-weight="bold" style:font-weight-asian="bold" style:font-weight-complex="bold"/>
    </style:style>
    <style:style style:name="T44" style:parent-style-name="Policepardéfaut" style:family="text">
      <style:text-properties fo:font-weight="bold" style:font-weight-asian="bold" style:font-weight-complex="bold"/>
    </style:style>
    <style:style style:name="T45" style:parent-style-name="Policepardéfaut" style:family="text">
      <style:text-properties fo:font-weight="bold" style:font-weight-asian="bold" style:font-weight-complex="bold"/>
    </style:style>
    <style:style style:name="T46" style:parent-style-name="Policepardéfaut" style:family="text">
      <style:text-properties fo:font-weight="bold" style:font-weight-asian="bold" style:font-weight-complex="bold"/>
    </style:style>
    <style:style style:name="T47" style:parent-style-name="Policepardéfaut" style:family="text">
      <style:text-properties fo:font-weight="bold" style:font-weight-asian="bold" style:font-weight-complex="bold"/>
    </style:style>
    <style:style style:name="P48" style:parent-style-name="Normal" style:family="paragraph">
      <style:paragraph-properties fo:text-align="center"/>
    </style:style>
    <style:style style:name="T49" style:parent-style-name="Policepardéfaut" style:family="text">
      <style:text-properties fo:font-weight="bold" style:font-weight-asian="bold" style:font-weight-complex="bold"/>
    </style:style>
    <style:style style:name="P50" style:parent-style-name="Normal" style:family="paragraph">
      <style:paragraph-properties fo:text-align="center"/>
    </style:style>
    <style:style style:name="T51" style:parent-style-name="Policepardéfaut" style:family="text">
      <style:text-properties fo:font-weight="bold" style:font-weight-asian="bold" style:font-weight-complex="bold"/>
    </style:style>
    <style:style style:name="T52" style:parent-style-name="Policepardéfaut" style:family="text">
      <style:text-properties fo:font-weight="bold" style:font-weight-asian="bold" style:font-weight-complex="bold"/>
    </style:style>
    <style:style style:name="T53" style:parent-style-name="Policepardéfaut" style:family="text">
      <style:text-properties fo:font-weight="bold" style:font-weight-asian="bold" style:font-weight-complex="bold"/>
    </style:style>
    <style:style style:name="T54" style:parent-style-name="Policepardéfaut" style:family="text">
      <style:text-properties fo:font-weight="bold" style:font-weight-asian="bold" style:font-weight-complex="bold"/>
    </style:style>
    <style:style style:name="P55" style:parent-style-name="Normal" style:family="paragraph">
      <style:paragraph-properties fo:text-align="center"/>
    </style:style>
    <style:style style:name="T56" style:parent-style-name="Policepardéfaut" style:family="text">
      <style:text-properties fo:font-weight="bold" style:font-weight-asian="bold" style:font-weight-complex="bold"/>
    </style:style>
    <style:style style:name="P57" style:parent-style-name="Normal" style:family="paragraph">
      <style:paragraph-properties fo:text-align="center"/>
    </style:style>
    <style:style style:name="T58" style:parent-style-name="Policepardéfaut" style:family="text">
      <style:text-properties fo:font-weight="bold" style:font-weight-asian="bold" style:font-weight-complex="bold"/>
    </style:style>
    <style:style style:family="graphic" style:name="a38">
      <style:graphic-properties style:wrap="run-through" style:run-through="foreground" draw:fill="none" draw:stroke="solid" svg:stroke-width="0.00694in" svg:stroke-color="#4472c4" draw:marker-end="a3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4b18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>
      <style:graphic-properties style:wrap="run-through" style:run-through="foreground" draw:fill="none" draw:stroke="solid" svg:stroke-width="0.00694in" svg:stroke-color="#4472c4" draw:marker-end="a2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472c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>
      <style:graphic-properties style:wrap="run-through" style:run-through="foreground" draw:fill="none" draw:stroke="solid" svg:stroke-width="0.00694in" svg:stroke-color="#4472c4" draw:marker-end="a2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0000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27">
      <style:graphic-properties style:wrap="run-through" style:run-through="foreground" draw:fill="none" draw:stroke="solid" svg:stroke-width="0.00694in" svg:stroke-color="#4472c4" draw:marker-end="a2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none" draw:stroke="solid" svg:stroke-width="0.00694in" svg:stroke-color="#4472c4" draw:marker-end="a2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4472c4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0">
      <style:graphic-properties style:wrap="run-through" style:run-through="foreground" draw:fill="none" draw:stroke="solid" svg:stroke-width="0.00694in" svg:stroke-color="#4472c4" draw:marker-end="a4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0694in" svg:stroke-color="#4472c4" draw:marker-end="a1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4b18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>
      <style:graphic-properties style:wrap="run-through" style:run-through="foreground" draw:fill="none" draw:stroke="solid" svg:stroke-width="0.00694in" svg:stroke-color="#4472c4" draw:marker-end="a1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472c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>
      <style:graphic-properties style:wrap="run-through" style:run-through="foreground" draw:fill="none" draw:stroke="solid" svg:stroke-width="0.00694in" svg:stroke-color="#4472c4" draw:marker-end="a1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5">
      <style:graphic-properties style:wrap="run-through" style:run-through="foreground" draw:fill="none" draw:stroke="solid" svg:stroke-width="0.00694in" svg:stroke-color="#4472c4" draw:marker-end="a5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472c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7">
      <style:graphic-properties style:wrap="run-through" style:run-through="foreground" draw:fill="none" draw:stroke="solid" svg:stroke-width="0.00694in" svg:stroke-color="#4472c4" draw:marker-end="a5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472c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0">
      <style:graphic-properties style:wrap="run-through" style:run-through="foreground" draw:fill="none" draw:stroke="solid" svg:stroke-width="0.00694in" svg:stroke-color="#4472c4" draw:marker-end="a3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472c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foreground" draw:fill="none" draw:stroke="solid" svg:stroke-width="0.00694in" svg:stroke-color="#4472c4" draw:marker-end="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4">
      <style:graphic-properties style:wrap="run-through" style:run-through="foreground" draw:fill="none" draw:stroke="solid" svg:stroke-width="0.00694in" svg:stroke-color="#4472c4" draw:marker-end="a4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472c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472c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472c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8">
      <style:graphic-properties style:wrap="run-through" style:run-through="foreground" draw:fill="none" draw:stroke="solid" svg:stroke-width="0.00694in" svg:stroke-color="#4472c4" draw:marker-end="a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472c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>
      <style:graphic-properties style:wrap="run-through" style:run-through="foreground" draw:fill="none" draw:stroke="solid" svg:stroke-width="0.00694in" svg:stroke-color="#4472c4" draw:marker-end="a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>
      <style:graphic-properties style:wrap="run-through" style:run-through="foreground" draw:fill="none" draw:stroke="solid" svg:stroke-width="0.00694in" svg:stroke-color="#4472c4" draw:marker-end="a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0000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472c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<draw:frame draw:z-index="251695104" draw:id="id0" draw:style-name="a0" draw:name="Zone de texte 2" text:anchor-type="paragraph" svg:x="0.16597in" svg:y="0.01597in" svg:width="0.91667in" svg:height="0.39028in" style:rel-width="scale" style:rel-height="scale"><draw:text-box><text:p text:style-name="P3">Objectif</text:p></draw:text-box><svg:title/><svg:desc/></draw:frame></text:span><text:span text:style-name="T4"><draw:frame draw:z-index="251698176" draw:id="id1" draw:style-name="a1" draw:name="Zone de texte 2" text:anchor-type="paragraph" svg:x="2.54097in" svg:y="0.01042in" svg:width="0.91667in" svg:height="0.40694in" style:rel-width="scale" style:rel-height="scale"><draw:text-box><text:p text:style-name="P5">Acteurs</text:p></draw:text-box><svg:title/><svg:desc/></draw:frame></text:span><text:span text:style-name="T6"><draw:frame draw:z-index="251714560" draw:id="id2" draw:style-name="a2" draw:name="Zone de texte 2" text:anchor-type="paragraph" svg:x="4.98819in" svg:y="0.01875in" svg:width="0.91667in" svg:height="0.40694in" style:rel-width="scale" style:rel-height="scale"><draw:text-box><text:p text:style-name="P7">Impact</text:p></draw:text-box><svg:title/><svg:desc/></draw:frame></text:span><text:span text:style-name="T8"><draw:frame draw:z-index="251724800" draw:id="id3" draw:style-name="a3" draw:name="Zone de texte 2" text:anchor-type="paragraph" svg:x="7.66042in" svg:y="0in" svg:width="1.66667in" svg:height="0.50417in" style:rel-width="scale" style:rel-height="scale"><draw:text-box><text:p text:style-name="P9">Fonctionnalités</text:p></draw:text-box><svg:title/><svg:desc/></draw:frame></text:span><text:span text:style-name="T10"><text:s text:c="97"/></text:span></text:p>
      <text:p text:style-name="Normal"><text:span text:style-name="T11"><draw:connector draw:type="standard" svg:x1="5.7584in" svg:y1="0.51376in" svg:x2="7.64381in" svg:y2="0.30196in" draw:z-index="251766784" draw:id="id4" draw:style-name="a5" draw:name="Connecteur : en angle 204" text:anchor-type="paragraph"><svg:title/><svg:desc/></draw:connector></text:span><text:span text:style-name="T12"><draw:connector draw:type="line" svg:x1="6.15486in" svg:y1="0.14792in" svg:x2="6.18264in" svg:y2="5.71736in" draw:z-index="251722752" draw:id="id5" draw:style-name="a6" draw:name="Connecteur droit 36" text:anchor-type="paragraph"><svg:title/><svg:desc/></draw:connector></text:span><text:span text:style-name="T13"><draw:connector draw:type="line" svg:x1="3.73819in" svg:y1="0.03681in" svg:x2="3.76597in" svg:y2="5.60625in" draw:z-index="251702272" draw:id="id6" draw:style-name="a7" draw:name="Connecteur droit 25" text:anchor-type="paragraph"><svg:title/><svg:desc/></draw:connector></text:span><text:span text:style-name="T14"><draw:connector draw:type="line" svg:x1="1.33542in" svg:y1="0.03681in" svg:x2="1.36319in" svg:y2="5.60625in" draw:z-index="251696128" draw:id="id7" draw:style-name="a8" draw:name="Connecteur droit 22" text:anchor-type="paragraph"><svg:title/><svg:desc/></draw:connector></text:span><text:span text:style-name="T15"><draw:custom-shape svg:x="7.63264in" svg:y="0.12014in" svg:width="1.76667in" svg:height="0.51667in" draw:z-index="251726848" draw:id="id8" draw:style-name="a9" draw:name="Rectangle 39" text:anchor-type="paragraph"><svg:title/><svg:desc/><text:p text:style-name="Normal">Traitement des données de l’API football.org</text:p><draw:enhanced-geometry draw:type="non-primitive" svg:viewBox="0 0 21600 21600" draw:enhanced-path="M 0 0 L 21600 0 21600 21600 0 21600 Z N"/></draw:custom-shape></text:span></text:p>
      <text:p text:style-name="Normal"><text:span text:style-name="T16"><draw:connector draw:type="standard" svg:x1="3.40593in" svg:y1="0.89712in" svg:x2="3.97746in" svg:y2="0.27559in" draw:z-index="251786240" draw:id="id9" draw:style-name="a11" draw:name="Connecteur : en angle 220" text:anchor-type="paragraph"><svg:title/><svg:desc/></draw:connector></text:span><text:span text:style-name="T17"><draw:custom-shape svg:x="3.97153in" svg:y="0.01875in" svg:width="1.80833in" svg:height="0.575in" draw:z-index="251704320" draw:id="id10" draw:style-name="a12" draw:name="Rectangle 26" text:anchor-type="paragraph"><svg:title/><svg:desc/><text:p text:style-name="P18">Rechercher/S’informer sur les prochains matchs</text:p><draw:enhanced-geometry draw:type="non-primitive" svg:viewBox="0 0 21600 21600" draw:enhanced-path="M 0 0 L 21600 0 21600 21600 0 21600 Z N"/></draw:custom-shape></text:span></text:p>
      <text:p text:style-name="Normal"><text:span text:style-name="T19"><draw:connector draw:type="standard" svg:x1="5.7887in" svg:y1="0.07159in" svg:x2="7.5762in" svg:y2="0.84451in" draw:z-index="251768832" draw:id="id11" draw:style-name="a14" draw:name="Connecteur : en angle 207" text:anchor-type="paragraph"><svg:title/><svg:desc/></draw:connector></text:span><text:span text:style-name="T20"><draw:connector draw:type="standard" svg:x1="5.75486in" svg:y1="0.10694in" svg:x2="7.58542in" svg:y2="1.39861in" draw:z-index="251769856" draw:id="id12" draw:style-name="a16" draw:name="Connecteur : en angle 208" text:anchor-type="paragraph"><svg:title/><svg:desc/></draw:connector></text:span><text:span text:style-name="T21"><draw:connector draw:type="standard" svg:x1="5.78264in" svg:y1="0.00972in" svg:x2="7.62708in" svg:y2="0.17361in" draw:z-index="251767808" draw:id="id13" draw:style-name="a18" draw:name="Connecteur : en angle 205" text:anchor-type="paragraph"><svg:title/><svg:desc/></draw:connector></text:span><text:span text:style-name="T22"><draw:custom-shape svg:x="7.61597in" svg:y="0.08472in" svg:width="1.82222in" svg:height="0.5in" draw:z-index="251728896" draw:id="id14" draw:style-name="a19" draw:name="Rectangle 40" text:anchor-type="paragraph"><svg:title/><svg:desc/><text:p text:style-name="Normal">Affichage par filtre « ligues »</text:p><draw:enhanced-geometry draw:type="non-primitive" svg:viewBox="0 0 21600 21600" draw:enhanced-path="M 0 0 L 21600 0 21600 21600 0 21600 Z N"/></draw:custom-shape></text:span></text:p>
      <text:p text:style-name="Normal"><text:span text:style-name="T23"><draw:custom-shape svg:x="1.58542in" svg:y="0.19722in" svg:width="1.79167in" svg:height="0.93056in" draw:z-index="251700224" draw:id="id15" draw:style-name="a20" draw:name="Rectangle 24" text:anchor-type="paragraph"><svg:title/><svg:desc/><text:p text:style-name="Normal">Utilisateurs souhaitant connaître le score d’un match dans le but d’effectuer un parie</text:p><draw:enhanced-geometry draw:type="non-primitive" svg:viewBox="0 0 21600 21600" draw:enhanced-path="M 0 0 L 21600 0 21600 21600 0 21600 Z N"/></draw:custom-shape></text:span><text:span text:style-name="T24"><draw:connector draw:type="standard" svg:x1="3.407in" svg:y1="0.44599in" svg:x2="3.97089in" svg:y2="0.27308in" draw:z-index="251788288" draw:id="id16" draw:style-name="a22" draw:name="Connecteur : en angle 221" text:anchor-type="paragraph"><svg:title/><svg:desc/></draw:connector></text:span><text:span text:style-name="T25"><draw:connector draw:type="standard" svg:x1="5.75612in" svg:y1="0.29697in" svg:x2="7.59154in" svg:y2="1.75114in" draw:z-index="251770880" draw:id="id17" draw:style-name="a24" draw:name="Connecteur : en angle 209" text:anchor-type="paragraph"><svg:title/><svg:desc/></draw:connector></text:span><text:span text:style-name="T26"><draw:custom-shape svg:x="0in" svg:y="0.04722in" svg:width="1.80833in" svg:height="0.575in" draw:z-index="251706368" draw:id="id18" draw:style-name="a25" draw:name="Rectangle 27" text:anchor-type="paragraph"><svg:title/><svg:desc/><text:p text:style-name="P27">Consulter les statistiques des équipes</text:p><draw:enhanced-geometry draw:type="non-primitive" svg:viewBox="0 0 21600 21600" draw:enhanced-path="M 0 0 L 21600 0 21600 21600 0 21600 Z N"/></draw:custom-shape></text:span></text:p>
      <text:p text:style-name="Normal"><text:span text:style-name="T28"><draw:connector draw:type="standard" svg:x1="1.16875in" svg:y1="1.03702in" svg:x2="1.58611in" svg:y2="0.1016in" draw:z-index="251792384" draw:id="id19" draw:style-name="a27" draw:name="Connecteur : en angle 223" text:anchor-type="paragraph"><svg:title/><svg:desc/></draw:connector></text:span><text:span text:style-name="T29"><draw:connector draw:type="standard" svg:x1="3.38136in" svg:y1="0.24263in" svg:x2="3.94524in" svg:y2="0.69124in" draw:z-index="251790336" draw:id="id20" draw:style-name="a29" draw:name="Connecteur : en angle 222" text:anchor-type="paragraph"><svg:title/><svg:desc/></draw:connector></text:span><text:span text:style-name="T30"><draw:custom-shape svg:x="7.59931in" svg:y="0.02917in" svg:width="1.86111in" svg:height="0.48333in" draw:z-index="251730944" draw:id="id21" draw:style-name="a30" draw:name="Rectangle 41" text:anchor-type="paragraph"><svg:title/><svg:desc/><text:p text:style-name="Normal">Affichage par filtre « Type de pari »</text:p><draw:enhanced-geometry draw:type="non-primitive" svg:viewBox="0 0 21600 21600" draw:enhanced-path="M 0 0 L 21600 0 21600 21600 0 21600 Z N"/></draw:custom-shape></text:span></text:p>
      <text:p text:style-name="Normal"><text:span text:style-name="T31"><draw:connector draw:type="standard" svg:x1="5.76597in" svg:y1="0.28561in" svg:x2="7.58403in" svg:y2="2.46686in" draw:z-index="251773952" draw:id="id22" draw:style-name="a32" draw:name="Connecteur : en angle 211" text:anchor-type="paragraph"><svg:title/><svg:desc/></draw:connector></text:span><text:span text:style-name="T32"><draw:connector draw:type="standard" svg:x1="5.75612in" svg:y1="0.18712in" svg:x2="7.62557in" svg:y2="1.78504in" draw:z-index="251771904" draw:id="id23" draw:style-name="a34" draw:name="Connecteur : en angle 210" text:anchor-type="paragraph"><svg:title/><svg:desc/></draw:connector></text:span><text:span text:style-name="T33"><draw:custom-shape svg:x="0in" svg:y="0.11389in" svg:width="1.80833in" svg:height="0.575in" draw:z-index="251712512" draw:id="id24" draw:style-name="a35" draw:name="Rectangle 30" text:anchor-type="paragraph"><svg:title/><svg:desc/><text:p text:style-name="P34">Etudier les<text:s/>scores<text:s/>des matchs à venir</text:p><draw:enhanced-geometry draw:type="non-primitive" svg:viewBox="0 0 21600 21600" draw:enhanced-path="M 0 0 L 21600 0 21600 21600 0 21600 Z N"/></draw:custom-shape></text:span><text:span text:style-name="T35"><draw:custom-shape svg:x="7.59375in" svg:y="0.25278in" svg:width="1.87778in" svg:height="0.51389in" draw:z-index="251732992" draw:id="id25" draw:style-name="a36" draw:name="Rectangle 42" text:anchor-type="paragraph"><svg:title/><svg:desc/><text:p text:style-name="Normal">Affichage par filtre « Taux de probabilités »</text:p><draw:enhanced-geometry draw:type="non-primitive" svg:viewBox="0 0 21600 21600" draw:enhanced-path="M 0 0 L 21600 0 21600 21600 0 21600 Z N"/></draw:custom-shape></text:span></text:p>
      <text:p text:style-name="Normal"><text:span text:style-name="T36"><draw:connector draw:type="standard" svg:x1="5.7584in" svg:y1="0.10947in" svg:x2="7.52298in" svg:y2="3.95739in" draw:z-index="251777024" draw:id="id26" draw:style-name="a38" draw:name="Connecteur : en angle 213" text:anchor-type="paragraph"><svg:title/><svg:desc/></draw:connector></text:span><text:span text:style-name="T37"><draw:connector draw:type="standard" svg:x1="5.74324in" svg:y1="0.06401in" svg:x2="7.54602in" svg:y2="3.07096in" draw:z-index="251776000" draw:id="id27" draw:style-name="a40" draw:name="Connecteur : en angle 212" text:anchor-type="paragraph"><svg:title/><svg:desc/></draw:connector></text:span><text:span text:style-name="T38"><draw:custom-shape svg:x="-0.65069in" svg:y="0.24583in" svg:width="1.81944in" svg:height="0.72222in" draw:z-index="251693056" draw:id="id28" draw:style-name="a41" draw:name="Rectangle 21" text:anchor-type="paragraph"><svg:title/><svg:desc/><text:p text:style-name="P39">Prédire des probabilités de gains/ échecs sur les<text:s/>matchs à venir<text:s/></text:p><draw:enhanced-geometry draw:type="non-primitive" svg:viewBox="0 0 21600 21600" draw:enhanced-path="M 0 0 L 21600 0 21600 21600 0 21600 Z N"/></draw:custom-shape></text:span></text:p>
      <text:p text:style-name="Normal"><text:span text:style-name="T40"><draw:custom-shape svg:x="7.59931in" svg:y="0.19722in" svg:width="1.83333in" svg:height="0.56944in" draw:z-index="251765760" draw:id="id29" draw:style-name="a42" draw:name="Rectangle 193" text:anchor-type="paragraph"><svg:title/><svg:desc/><text:p text:style-name="Normal">Affichage des statistiques des équipes</text:p><draw:enhanced-geometry draw:type="non-primitive" svg:viewBox="0 0 21600 21600" draw:enhanced-path="M 0 0 L 21600 0 21600 21600 0 21600 Z N"/></draw:custom-shape></text:span></text:p>
      <text:p text:style-name="Normal"><text:span text:style-name="T41"><draw:connector draw:type="standard" svg:x1="1.15059in" svg:y1="0.01255in" svg:x2="1.64364in" svg:y2="2.19172in" draw:z-index="251794432" draw:id="id30" draw:style-name="a44" draw:name="Connecteur : en angle 224" text:anchor-type="paragraph"><svg:title/><svg:desc/></draw:connector></text:span></text:p>
      <text:p text:style-name="P42"/>
      <text:p text:style-name="Normal"><text:span text:style-name="T43"><draw:custom-shape svg:x="7.59653in" svg:y="0.01042in" svg:width="1.87778in" svg:height="0.5in" draw:z-index="251737088" draw:id="id31" draw:style-name="a45" draw:name="Rectangle 44" text:anchor-type="paragraph"><svg:title/><svg:desc/><text:p text:style-name="Normal">Calcul du<text:s/>%<text:s/>de réussite sur les matchs<text:s/></text:p><draw:enhanced-geometry draw:type="non-primitive" svg:viewBox="0 0 21600 21600" draw:enhanced-path="M 0 0 L 21600 0 21600 21600 0 21600 Z N"/></draw:custom-shape></text:span></text:p>
      <text:p text:style-name="Normal"><text:span text:style-name="T44"><draw:custom-shape svg:x="7.58889in" svg:y="0.28194in" svg:width="1.83333in" svg:height="0.69444in" draw:z-index="251739136" draw:id="id32" draw:style-name="a46" draw:name="Rectangle 45" text:anchor-type="paragraph"><svg:title/><svg:desc/><text:p text:style-name="Normal">Calcul du<text:s/>% de<text:s/>réussite sur les prédictions proposées</text:p><draw:enhanced-geometry draw:type="non-primitive" svg:viewBox="0 0 21600 21600" draw:enhanced-path="M 0 0 L 21600 0 21600 21600 0 21600 Z N"/></draw:custom-shape></text:span></text:p>
      <text:p text:style-name="Normal"/>
      <text:p text:style-name="Normal"><text:span text:style-name="T45"><draw:connector draw:type="standard" svg:x1="3.4711in" svg:y1="0.55946in" svg:x2="4.00304in" svg:y2="0.27126in" draw:z-index="251782144" draw:id="id33" draw:style-name="a48" draw:name="Connecteur : en angle 218" text:anchor-type="paragraph"><svg:title/><svg:desc/></draw:connector></text:span><text:span text:style-name="T46"><draw:connector draw:type="standard" svg:x1="5.70645in" svg:y1="0.27401in" svg:x2="7.46825in" svg:y2="2.33304in" draw:z-index="251779072" draw:id="id34" draw:style-name="a50" draw:name="Connecteur : en angle 215" text:anchor-type="paragraph"><svg:title/><svg:desc/></draw:connector></text:span><text:span text:style-name="T47"><draw:custom-shape svg:x="3.98135in" svg:y="0.09067in" svg:width="1.75in" svg:height="0.40278in" draw:z-index="251720704" draw:id="id35" draw:style-name="a51" draw:name="Rectangle 35" text:anchor-type="paragraph"><svg:title/><svg:desc/><text:p text:style-name="P48">Gestion utilisateurs</text:p><draw:enhanced-geometry draw:type="non-primitive" svg:viewBox="0 0 21600 21600" draw:enhanced-path="M 0 0 L 21600 0 21600 21600 0 21600 Z N"/></draw:custom-shape></text:span></text:p>
      <text:p text:style-name="Normal"><text:span text:style-name="T49"><draw:custom-shape svg:x="1.63899in" svg:y="0.11309in" svg:width="1.83333in" svg:height="0.47222in" draw:z-index="251710464" draw:id="id36" draw:style-name="a52" draw:name="Rectangle 29" text:anchor-type="paragraph"><svg:title/><svg:desc/><text:p text:style-name="P50">Equipe Admin</text:p><draw:enhanced-geometry draw:type="non-primitive" svg:viewBox="0 0 21600 21600" draw:enhanced-path="M 0 0 L 21600 0 21600 21600 0 21600 Z N"/></draw:custom-shape></text:span><text:span text:style-name="T51"><draw:custom-shape svg:x="7.58264in" svg:y="0.13056in" svg:width="1.88889in" svg:height="0.88611in" draw:z-index="251743232" draw:id="id37" draw:style-name="a53" draw:name="Rectangle 47" text:anchor-type="paragraph"><svg:title/><svg:desc/><text:p text:style-name="Normal">Mise à jour des taux de probabilités d’échecs/ réussite des équipes<text:s/>et des matchs<text:s/></text:p><draw:enhanced-geometry draw:type="non-primitive" svg:viewBox="0 0 21600 21600" draw:enhanced-path="M 0 0 L 21600 0 21600 21600 0 21600 Z N"/></draw:custom-shape></text:span></text:p>
      <text:p text:style-name="Normal"><text:span text:style-name="T52"><draw:connector draw:type="standard" svg:x1="3.4711in" svg:y1="0.0437in" svg:x2="3.97874in" svg:y2="0.54231in" draw:z-index="251784192" draw:id="id38" draw:style-name="a55" draw:name="Connecteur : en angle 219" text:anchor-type="paragraph"><svg:title/><svg:desc/></draw:connector></text:span></text:p>
      <text:p text:style-name="Normal"><text:span text:style-name="T53"><draw:connector draw:type="standard" svg:x1="5.78978in" svg:y1="0.3127in" svg:x2="7.46825in" svg:y2="1.45506in" draw:z-index="251778048" draw:id="id39" draw:style-name="a57" draw:name="Connecteur : en angle 214" text:anchor-type="paragraph"><svg:title/><svg:desc/></draw:connector></text:span><text:span text:style-name="T54"><draw:custom-shape svg:x="3.97698in" svg:y="0.01806in" svg:width="1.78056in" svg:height="0.40278in" draw:z-index="251716608" draw:id="id40" draw:style-name="a58" draw:name="Rectangle 33" text:anchor-type="paragraph"><svg:title/><svg:desc/><text:p text:style-name="P55">Edition du site</text:p><draw:enhanced-geometry draw:type="non-primitive" svg:viewBox="0 0 21600 21600" draw:enhanced-path="M 0 0 L 21600 0 21600 21600 0 21600 Z N"/></draw:custom-shape></text:span></text:p>
      <text:p text:style-name="Normal"/>
      <text:p text:style-name="Normal"><text:span text:style-name="T56"><draw:custom-shape svg:x="7.44931in" svg:y="0.63125in" svg:width="2.06667in" svg:height="0.4in" draw:z-index="251747328" draw:id="id41" draw:style-name="a59" draw:name="Rectangle 50" text:anchor-type="paragraph"><svg:title/><svg:desc/><text:p text:style-name="P57">Back Office</text:p><draw:enhanced-geometry draw:type="non-primitive" svg:viewBox="0 0 21600 21600" draw:enhanced-path="M 0 0 L 21600 0 21600 21600 0 21600 Z N"/></draw:custom-shape></text:span><text:span text:style-name="T58"><draw:custom-shape svg:x="7.54097in" svg:y="0.01736in" svg:width="1.93333in" svg:height="0.51944in" draw:z-index="251745280" draw:id="id42" draw:style-name="a60" draw:name="Rectangle 48" text:anchor-type="paragraph"><svg:title/><svg:desc/><text:p text:style-name="Normal">Calculs des gains potentiels sur chaque<text:s/>match<text:s text:c="2"/></text:p><draw:enhanced-geometry draw:type="non-primitive" svg:viewBox="0 0 21600 21600" draw:enhanced-path="M 0 0 L 21600 0 21600 21600 0 21600 Z N"/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3" svg:viewBox="0 0 20 30" svg:d="m10 0-10 30h20z"/>
    <draw:marker draw:name="a15" svg:viewBox="0 0 20 30" svg:d="m10 0-10 30h20z"/>
    <draw:marker draw:name="a21" svg:viewBox="0 0 20 30" svg:d="m10 0-10 30h20z"/>
    <draw:marker draw:name="a17" svg:viewBox="0 0 20 30" svg:d="m10 0-10 30h20z"/>
    <draw:marker draw:name="a4" svg:viewBox="0 0 20 30" svg:d="m10 0-10 30h20z"/>
    <draw:marker draw:name="a23" svg:viewBox="0 0 20 30" svg:d="m10 0-10 30h20z"/>
    <draw:marker draw:name="a31" svg:viewBox="0 0 20 30" svg:d="m10 0-10 30h20z"/>
    <draw:marker draw:name="a26" svg:viewBox="0 0 20 30" svg:d="m10 0-10 30h20z"/>
    <draw:marker draw:name="a33" svg:viewBox="0 0 20 30" svg:d="m10 0-10 30h20z"/>
    <draw:marker draw:name="a28" svg:viewBox="0 0 20 30" svg:d="m10 0-10 30h20z"/>
    <draw:marker draw:name="a37" svg:viewBox="0 0 20 30" svg:d="m10 0-10 30h20z"/>
    <draw:marker draw:name="a43" svg:viewBox="0 0 20 30" svg:d="m10 0-10 30h20z"/>
    <draw:marker draw:name="a39" svg:viewBox="0 0 20 30" svg:d="m10 0-10 30h20z"/>
    <draw:marker draw:name="a47" svg:viewBox="0 0 20 30" svg:d="m10 0-10 30h20z"/>
    <draw:marker draw:name="a54" svg:viewBox="0 0 20 30" svg:d="m10 0-10 30h20z"/>
    <draw:marker draw:name="a49" svg:viewBox="0 0 20 30" svg:d="m10 0-10 30h20z"/>
    <draw:marker draw:name="a56" svg:viewBox="0 0 20 30" svg:d="m10 0-10 30h20z"/>
    <draw:marker draw:name="a10" svg:viewBox="0 0 20 30" svg:d="m10 0-10 30h20z"/>
  </office:styles>
  <office:automatic-styles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mrta Balasoupramaniane</meta:initial-creator>
    <dc:creator>Amrta Balasoupramaniane</dc:creator>
    <meta:creation-date>2020-04-13T08:41:00Z</meta:creation-date>
    <dc:date>2020-04-14T09:02:00Z</dc:date>
    <meta:print-date>2020-04-14T08:59:00Z</meta:print-date>
    <meta:template xlink:href="Normal.dotm" xlink:type="simple"/>
    <meta:editing-cycles>1</meta:editing-cycles>
    <meta:editing-duration>PT16380S</meta:editing-duration>
    <meta:document-statistic meta:page-count="1" meta:paragraph-count="1" meta:word-count="24" meta:character-count="159" meta:row-count="1" meta:non-whitespace-character-count="136"/>
  </office:meta>
</office:document-meta>
</file>